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text-position="super 66.6%"/>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P32" style:parent-style-name="Standard" style:family="paragraph">
      <style:paragraph-properties fo:margin-bottom="0.1965in"/>
    </style:style>
    <style:style style:name="P33" style:parent-style-name="ListParagraph" style:list-style-name="LFO1" style:family="paragraph"/>
    <style:style style:name="P34" style:parent-style-name="ListParagraph" style:list-style-name="LFO1" style:family="paragraph"/>
    <style:style style:name="P35" style:parent-style-name="ListParagraph" style:list-style-name="LFO1" style:family="paragraph"/>
    <style:style style:name="P36" style:parent-style-name="ListParagraph" style:list-style-name="LFO1" style:family="paragraph"/>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paragraph-properties fo:line-height="104%"/>
    </style:style>
    <style:style style:name="P41" style:parent-style-name="ListParagraph" style:list-style-name="LFO1" style:family="paragraph"/>
    <style:style style:name="P42" style:parent-style-name="ListParagraph" style:list-style-name="LFO1" style:family="paragraph"/>
    <style:style style:name="P43" style:parent-style-name="ListParagraph" style:list-style-name="LFO1" style:family="paragraph"/>
    <style:style style:name="P44" style:parent-style-name="ListParagraph" style:list-style-name="LFO1" style:family="paragraph"/>
    <style:style style:name="P45" style:parent-style-name="ListParagraph" style:list-style-name="LFO1" style:family="paragraph"/>
    <style:style style:name="P46" style:parent-style-name="ListParagraph" style:list-style-name="LFO1" style:family="paragraph">
      <style:paragraph-properties fo:line-height="104%"/>
    </style:style>
    <style:style style:name="P47" style:parent-style-name="Standard" style:family="paragraph">
      <style:paragraph-properties fo:margin-bottom="0.1965in"/>
    </style:style>
    <style:style style:name="P48" style:parent-style-name="Normal" style:family="paragraph">
      <style:paragraph-properties fo:margin-bottom="0.1965in"/>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margin-bottom="0.1965in"/>
    </style:style>
    <style:style style:name="P51" style:parent-style-name="Normal" style:family="paragraph">
      <style:paragraph-properties fo:margin-bottom="0.1965in"/>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style:text-position="super 66.6%"/>
    </style:style>
    <style:style style:name="T55" style:parent-style-name="DefaultParagraphFont" style:family="text">
      <style:text-properties fo:font-weight="bold" style:font-weight-asian="bold" style:font-weight-complex="bold"/>
    </style:style>
  </office:automatic-styles>
  <office:body>
    <office:text text:use-soft-page-breaks="true">
      <text:p text:style-name="P1">R Mini Project 3: R Script Covering Outliers and Graphs</text:p>
      <text:p text:style-name="P24">Data Exploration 5101 - Fall 2024</text:p>
      <text:p text:style-name="P25"><text:span text:style-name="T26">Due</text:span>: Week 8, October 24<text:span text:style-name="T27">th</text:span>, 2024</text:p>
      <text:p text:style-name="Standard"/>
      <text:p text:style-name="Normal"><text:span text:style-name="T28">Background:</text:span></text:p>
      <text:p text:style-name="P29"/>
      <text:p text:style-name="Normal">The original data were collected and made available by Dr. Kristen Gorman and the Palmer Station, Antarctica LTER, a member of the Long Term Ecological Research Network. However, we added a few “dirty” data points to make this project more interesting. The data are observations of Antarctic penguins (Genus<text:s/><text:span text:style-name="T30">Pygoscelis</text:span>). You can read more about the actual dataset at<text:s/><text:a xlink:href="https://doi.org/10.1371/journal.pone.0090081" office:target-frame-name="_top" xlink:show="replace">https://doi.org/10.1371/journal.pone.0090081</text:a>. The dataset contains size measurements for three different species of penguins, collected from three islands in the Palmer Archipelago, Antarctica.</text:p>
      <text:p text:style-name="Normal"/>
      <text:p text:style-name="Normal">If you do not like penguins or whales or dolphins (come on! Everyone likes dolphins!!), you can pretend the data are on three different aircrafts<text:s/>or patients or anything. This application applies to any situation where you are asked to explore a dataset with quantitative measurements on three different types of items. In this specific case, they are penguins.</text:p>
      <text:p text:style-name="Standard"/>
      <text:p text:style-name="Normal"><text:span text:style-name="T31">Instructions:</text:span></text:p>
      <text:p text:style-name="Standard"/>
      <text:p text:style-name="P32">Write an R script with inline comments that successfully:</text:p>
      <text:list text:style-name="LFO1" text:continue-numbering="true">
        <text:list-item>
          <text:p text:style-name="P33">Write your name, date, and assignment at the top</text:p>
        </text:list-item>
        <text:list-item>
          <text:p text:style-name="P34">Loads all necessary libraries</text:p>
        </text:list-item>
        <text:list-item>
          <text:p text:style-name="P35">Reads in the data</text:p>
        </text:list-item>
        <text:list-item>
          <text:p text:style-name="P36">Describes the data using:</text:p>
          <text:list text:continue-numbering="true">
            <text:list-item>
              <text:p text:style-name="P37">At a minimum – glimpse() and summary() and document anything you think significant from the results</text:p>
            </text:list-item>
            <text:list-item>
              <text:p text:style-name="P38">Other unique ways to explore and describe the data are encouraged.</text:p>
            </text:list-item>
          </text:list>
        </text:list-item>
        <text:list-item>
          <text:p text:style-name="P39">Explores and cleans the data:</text:p>
          <text:list text:continue-numbering="true">
            <text:list-item>
              <text:p text:style-name="P40">Check for NAs or blanks. Take appropriate action to address the missing values, and document whatever action you take. This<text:s/>includes<text:s/>if you choose to take no action.</text:p>
            </text:list-item>
            <text:list-item>
              <text:p text:style-name="P41">Explore the various columns of data by graphing or some statistical method, such as range() or summary(). Document any outliers.</text:p>
            </text:list-item>
            <text:list-item>
              <text:p text:style-name="P42">The year column is read in as a number/integer. Correct any outliers, which may be typos, if you reasonably believe you know what the year should be. Document what you do. Also document if you leave the year as an integer or change it to a datetime field. If you change it, include your reason for changing it.</text:p>
            </text:list-item>
            <text:list-item>
              <text:p text:style-name="P43">Change the columns or create new columns from species, island, and sex to be factors.</text:p>
            </text:list-item>
            <text:list-item>
              <text:p text:style-name="P44">Using ggplot(), graph different combinations of the variables/columns. If you notice an outlier, take the appropriate action and document what you did, including leaving it as-is.</text:p>
            </text:list-item>
            <text:list-item>
              <text:p text:style-name="P45">Create some graphs to visualize data by one of the factors (i.e. by species, island, or sex). Document your interpretation of what you find.</text:p>
            </text:list-item>
            <text:list-item>
              <text:p text:style-name="P46">Save the new cleaned data frame as a new .csv file named “penguins_alt_YourLastName.csv”</text:p>
            </text:list-item>
          </text:list>
        </text:list-item>
      </text:list>
      <text:p text:style-name="P47"/>
      <text:soft-page-break/>
      <text:p text:style-name="P48">Credit is given for code that does not work IF you include a comment on what you were trying to do! On the other hand, points are deducted on code that works IF there is no comment to explain what the attempted code does. Also since data exploration requires plenty of critical thinking, we want you to start exploring on your own now. A script with just the minimum will get 15 out of 20 points. To receive the full credit of 20 points, you should treat this project as a<text:s/><text:span text:style-name="T49">true data exploration</text:span><text:s/>and explore various options, such as looking at or graphing various combinations of species, island, bill length, bill depth, flipper length, body mass, sex, and year and interpreting any findings.</text:p>
      <text:p text:style-name="P50">It’s important to remember that your R script may look different than a classmate’s script. There are multiple different ways to complete the assignment with the same outcome.</text:p>
      <text:p text:style-name="P51">The deliverables are R scripts saved with the name R3_ YourLastName<text:span text:style-name="T52">.r</text:span><text:s/>or R3_ YourLastName<text:span text:style-name="T53">.Rmd<text:s/></text:span>submitted to Blackboard for Week 8, October 24<text:span text:style-name="T54">th.<text:s/></text:span>This mini project is<text:s/><text:span text:style-name="T55">20%</text:span><text:s/>of the course gra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2.2291in" style:use-optimal-column-width="false"/>
    </style:style>
    <style:style style:name="TableColumn4" style:family="table-column">
      <style:table-column-properties style:column-width="2.2291in" style:use-optimal-column-width="false"/>
    </style:style>
    <style:style style:name="TableColumn5" style:family="table-column">
      <style:table-column-properties style:column-width="2.2291in" style:use-optimal-column-width="false"/>
    </style:style>
    <style:style style:name="Table2" style:family="table">
      <style:table-properties style:width="6.68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text-properties fo:font-size="8pt" style:font-size-asian="8pt" style:font-size-complex="8pt"/>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2291in" style:use-optimal-column-width="false"/>
    </style:style>
    <style:style style:name="TableColumn15" style:family="table-column">
      <style:table-column-properties style:column-width="2.2291in" style:use-optimal-column-width="false"/>
    </style:style>
    <style:style style:name="TableColumn16" style:family="table-column">
      <style:table-column-properties style:column-width="2.2291in" style:use-optimal-column-width="false"/>
    </style:style>
    <style:style style:name="Table13" style:family="table">
      <style:table-properties style:width="6.687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 Clif Baldwin &amp; Melissa Laurino</text:p>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aurino, Melissa</dc:creator>
    <meta:creation-date>2024-10-09T16:14:00Z</meta:creation-date>
    <dc:date>2024-10-09T16:14:00Z</dc:date>
    <meta:template xlink:href="Normal.dotm" xlink:type="simple"/>
    <meta:editing-cycles>13</meta:editing-cycles>
    <meta:editing-duration>PT0S</meta:editing-duration>
    <meta:document-statistic meta:page-count="1" meta:paragraph-count="7" meta:word-count="549" meta:character-count="3672" meta:row-count="26" meta:non-whitespace-character-count="3130"/>
  </office:meta>
</office:document-meta>
</file>